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mparaison de méthodes d'inference dans le cadre des comparaisons par paires généralisées</text:title></text:p>
      <text:p text:style-name="OrgTitle"/>
      <text:p text:style-name="OrgSubtitle"><text:initial-creator>Brice Ozenne, Julien Péron</text:initial-creator></text:p>
      <text:p text:style-name="OrgSubtitle"/>
      <text:p text:style-name="Text_20_body">Les comparisons par paires généralisées ([buyse2010generalized],
[peron2018extension]) est une méthode d'analyse statistique
permettant de comparer un groupe de patients ayant reçu un traitement
à un groupe control en considérant plusieurs critères de
jugement. Cette methode permet d'estimer le bénéfice net en faveur du
traitement valant 1 lorsque le traitement a été favorable pour tous
les patients, -1 lorsqu'il a toujours été défavorable, et 0 lorsque
l'effet traitement au niveau groupe est nul. 
</text:p>
      <text:p text:style-name="Text_20_body"><text:span text:style-name="OrgCode">\bigskip</text:span>
</text:p>
      <text:p text:style-name="Text_20_body">Afin de pouvoir tester si l'effet traitement est favorable or de
calculer son interval de confiance, il est necessaire de connaitre la
distribution statistique du bénéfice net en faveur du traitement. Pour
cela plusieurs méthodes sont evisageables:
</text:p>
      <text:list text:style-name="OrgBulletedList" text:continue-numbering="false">
        <text:list-item>
          <text:p text:style-name="Text_20_body">méthode de permutation [buyse2010generalized]
</text:p>
        </text:list-item>
        <text:list-item>
          <text:p text:style-name="Text_20_body">techniques de bootstrap [dong2016generalized]
</text:p>
        </text:list-item>
        <text:list-item>
          <text:p text:style-name="Text_20_body">utilisation de la distribution asymptotique [luo2015alternative], [bebu2015large]
</text:p>
        </text:list-item>
      </text:list>
      <text:p text:style-name="Text_20_body">L'objectif du stage est de comparer ces méthodes en terme d'hypothèses
nécessaires à leur validité, contrôle de l'erreur de type 1 en
échantillons finis, et ressources informatiques nécessaires à leur
utilisation. L'évaluation de ces méthodes se fera en relation avec la
librarie <text:span text:style-name="OrgCode">BuyseTest</text:span> du logiciel R qui implémente les comparaisons par
paires généralisées. Cette librairie permet d'utiliser une méthode de
permutation ainsi que deux types de boostrap. L'estimation de la
distribution asymptotique est actuellement en cours de développement;
l'étudiant pourra prendre par à ce développement s'il souhaite un
sujet de stage plus théorique.
</text:p>
      <text:p text:style-name="Text_20_body">
[buyse2010generalized] Buyse, Generalized pairwise comparisons of prioritized outcomes in the two-sample problem, &lt;i&gt;{Statistics in medicine}&lt;/i&gt;, &lt;b&gt;29(30)&lt;/b&gt;, 3245--3257 (2010). &lt;a href=""&gt;link&lt;/a&gt;. &lt;a href="http://dx.doi.org/"&gt;doi&lt;/a&gt;.
[peron2018extension] P\'eron, Buyse, Ozenne, Roche \&amp; Roy, An extension of generalized pairwise comparisons for prioritized outcomes in the presence of censoring, &lt;i&gt;{Statistical methods in medical research}&lt;/i&gt;, &lt;b&gt;27(4)&lt;/b&gt;, 1230--1239 (2018). &lt;a href=""&gt;link&lt;/a&gt;. &lt;a href="http://dx.doi.org/"&gt;doi&lt;/a&gt;.
[dong2016generalized] Dong, Li, Ballerstedt \&amp; Vandemeulebroecke, A generalized analytic solution to the win ratio to analyze a composite endpoint considering the clinical importance order among components, &lt;i&gt;{Pharmaceutical statistics}&lt;/i&gt;, &lt;b&gt;15(5)&lt;/b&gt;, 430--437 (2016). &lt;a href=""&gt;link&lt;/a&gt;. &lt;a href="http://dx.doi.org/"&gt;doi&lt;/a&gt;.
[luo2015alternative] Luo, Tian, Mohanty \&amp; Tsai, An alternative approach to confidence interval estimation for the win ratio statistic, &lt;i&gt;{Biometrics}&lt;/i&gt;, &lt;b&gt;71(1)&lt;/b&gt;, 139--145 (2015). &lt;a href=""&gt;link&lt;/a&gt;. &lt;a href="http://dx.doi.org/"&gt;doi&lt;/a&gt;.
[bebu2015large] Bebu \&amp; Lachin, Large sample inference for a win ratio analysis of a composite outcome based on prioritized components, &lt;i&gt;{Biostatistics}&lt;/i&gt;, &lt;b&gt;17(1)&lt;/b&gt;, 178--187 (2015). &lt;a href=""&gt;link&lt;/a&gt;. &lt;a href="http://dx.doi.org/"&gt;doi&lt;/a&g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Brice Ozenne, Julien Péron</dc:creator>
    <meta:initial-creator>Brice Ozenne, Julien Péron</meta:initial-creator>
    <dc:date>2018-07-09T16:06:43</dc:date>
    <meta:creation-date>2018-07-09T16:06:43</meta:creation-date>
    <meta:generator>Emacs 25.2.1 (Org mode 9.0.4)</meta:generator>
    <meta:keyword/>
    <dc:subject/>
    <dc:title>Comparaison de méthodes d'inference dans le cadre des comparaisons par paires généralisées</dc:title>
  </office:meta>
</office:document-meta>
</file>